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e24" officeooo:paragraph-rsid="001d6e24"/>
    </style:style>
    <style:style style:name="P2" style:family="paragraph" style:parent-style-name="Standard">
      <style:text-properties officeooo:rsid="001eb9b8" officeooo:paragraph-rsid="001eb9b8"/>
    </style:style>
    <style:style style:name="P3" style:family="paragraph" style:parent-style-name="Standard">
      <style:text-properties officeooo:rsid="001fd252" officeooo:paragraph-rsid="001fd252"/>
    </style:style>
    <style:style style:name="P4" style:family="paragraph" style:parent-style-name="Standard">
      <style:text-properties officeooo:rsid="00209566" officeooo:paragraph-rsid="00209566"/>
    </style:style>
    <style:style style:name="P5" style:family="paragraph" style:parent-style-name="Standard">
      <style:text-properties officeooo:rsid="00210634" officeooo:paragraph-rsid="00210634"/>
    </style:style>
    <style:style style:name="P6" style:family="paragraph" style:parent-style-name="Standard">
      <style:text-properties officeooo:rsid="0022d2e7" officeooo:paragraph-rsid="0022d2e7"/>
    </style:style>
    <style:style style:name="P7" style:family="paragraph" style:parent-style-name="Standard">
      <style:text-properties officeooo:rsid="0022d2e7" officeooo:paragraph-rsid="0023bf5e"/>
    </style:style>
    <style:style style:name="P8" style:family="paragraph" style:parent-style-name="Standard">
      <style:text-properties officeooo:rsid="0023bf5e" officeooo:paragraph-rsid="0023bf5e"/>
    </style:style>
    <style:style style:name="P9" style:family="paragraph" style:parent-style-name="Standard">
      <style:text-properties officeooo:rsid="00246f36" officeooo:paragraph-rsid="00246f36"/>
    </style:style>
    <style:style style:name="P10" style:family="paragraph" style:parent-style-name="Text_20_body">
      <style:text-properties officeooo:rsid="0022d2e7" officeooo:paragraph-rsid="0023bf5e"/>
    </style:style>
    <style:style style:name="P11" style:family="paragraph" style:parent-style-name="Standard">
      <style:text-properties officeooo:rsid="00210634" officeooo:paragraph-rsid="00210634"/>
    </style:style>
    <style:style style:name="P12" style:family="paragraph" style:parent-style-name="Standard">
      <style:text-properties officeooo:rsid="00252f96" officeooo:paragraph-rsid="00252f96"/>
    </style:style>
    <style:style style:name="P13" style:family="paragraph" style:parent-style-name="Standard">
      <style:text-properties officeooo:rsid="00252f96" officeooo:paragraph-rsid="0025fb19"/>
    </style:style>
    <style:style style:name="P14" style:family="paragraph" style:parent-style-name="Standard">
      <style:text-properties officeooo:rsid="0022d2e7" officeooo:paragraph-rsid="0022d2e7"/>
    </style:style>
    <style:style style:name="P15" style:family="paragraph" style:parent-style-name="Standard">
      <style:text-properties officeooo:rsid="0022d2e7" officeooo:paragraph-rsid="00246f36"/>
    </style:style>
    <style:style style:name="P16" style:family="paragraph" style:parent-style-name="Standard">
      <style:text-properties officeooo:rsid="0022d2e7" officeooo:paragraph-rsid="0023bf5e"/>
    </style:style>
    <style:style style:name="P17" style:family="paragraph" style:parent-style-name="Standard">
      <style:text-properties officeooo:rsid="001d6e24" officeooo:paragraph-rsid="001d6e24"/>
    </style:style>
    <style:style style:name="P18" style:family="paragraph" style:parent-style-name="Standard">
      <style:text-properties officeooo:rsid="001eb9b8" officeooo:paragraph-rsid="001eb9b8"/>
    </style:style>
    <style:style style:name="P19" style:family="paragraph" style:parent-style-name="Standard">
      <style:text-properties officeooo:rsid="001eb9b8" officeooo:paragraph-rsid="0025fb19"/>
    </style:style>
    <style:style style:name="P20" style:family="paragraph" style:parent-style-name="Standard">
      <style:text-properties officeooo:rsid="0025fb19" officeooo:paragraph-rsid="0025fb19"/>
    </style:style>
    <style:style style:name="P21" style:family="paragraph" style:parent-style-name="Standard">
      <style:text-properties officeooo:rsid="00268374" officeooo:paragraph-rsid="00268374"/>
    </style:style>
    <style:style style:name="P22" style:family="paragraph" style:parent-style-name="Standard">
      <style:text-properties officeooo:rsid="00280216" officeooo:paragraph-rsid="00280216"/>
    </style:style>
    <style:style style:name="P23" style:family="paragraph" style:parent-style-name="Standard">
      <style:text-properties officeooo:rsid="0029ecbf" officeooo:paragraph-rsid="0029ecbf"/>
    </style:style>
    <style:style style:name="P24" style:family="paragraph" style:parent-style-name="Text_20_body">
      <style:text-properties officeooo:rsid="0018c3f3" officeooo:paragraph-rsid="0023bf5e"/>
    </style:style>
    <style:style style:name="T1" style:family="text">
      <style:text-properties officeooo:rsid="001fd252"/>
    </style:style>
    <style:style style:name="T2" style:family="text">
      <style:text-properties officeooo:rsid="0018c3f3"/>
    </style:style>
    <style:style style:name="T3" style:family="text">
      <style:text-properties officeooo:rsid="00252f96"/>
    </style:style>
    <style:style style:name="T4" style:family="text">
      <style:text-properties officeooo:rsid="0025fb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enerate cell-data.nc for shyft</text:p>
      <text:p text:style-name="P1"/>
      <text:p text:style-name="P1">DEM</text:p>
      <text:p text:style-name="P1"/>
      <text:p text:style-name="P1">Load tifs</text:p>
      <text:p text:style-name="P1">merge them to one (default settings) Raster-Misselaneous-Merge</text:p>
      <text:p text:style-name="P1">clip to your area (not necessary but to reduce data volume)</text:p>
      <text:p text:style-name="P1"/>
      <text:p text:style-name="P8">calulate slope and aspect from your dem</text:p>
      <text:p text:style-name="P9">(Raster-Analysis-DEM)</text:p>
      <text:p text:style-name="P9">for slope choose Mode ‘Slope’</text:p>
      <text:p text:style-name="P9">for aspect choose Mode “Aspect’</text:p>
      <text:p text:style-name="P9">when calculating aspect tick “Return 0 for flat (instead of -9999)”</text:p>
      <text:p text:style-name="P9">save the output</text:p>
      <text:p text:style-name="P15"/>
      <text:p text:style-name="P12">10m DEM from Norway is available here: <text:a xlink:type="simple" xlink:href="https://kartkatalog.geonorge.no/metadata/kartverket/dtm-10-terrengmodell-utm33/dddbb667-1303-4ac5-8640-7ec04c0e3918" text:style-name="Internet_20_link" text:visited-style-name="Visited_20_Internet_20_Link">https://kartkatalog.geonorge.no/metadata/kartverket/dtm-10-terrengmodell-utm33/dddbb667-1303-4ac5-8640-7ec04c0e3918</text:a></text:p>
      <text:p text:style-name="P12"/>
      <text:p text:style-name="P12"/>
      <text:p text:style-name="P1"/>
      <text:p text:style-name="P2">CORINE Land Cover</text:p>
      <text:p text:style-name="P2"/>
      <text:p text:style-name="P2">load corine layer</text:p>
      <text:p text:style-name="P2">67800, 105500, 6697000, 6749000</text:p>
      <text:p text:style-name="P2"/>
      <text:p text:style-name="P7">for forest fraction</text:p>
      <text:p text:style-name="P24">("corine_clip@1"=23)/23 OR ("corine_clip@1"=24)/24 OR ("corine_clip@1"=25)/25 OR (("corine_clip@1"&lt;23) AND ("corine_clip@1"&gt;25))*0</text:p>
      <text:p text:style-name="P7">for lake fraction</text:p>
      <text:p text:style-name="P10"><text:span text:style-name="T2">("corine_clip@1"=</text:span>41<text:span text:style-name="T2">)/</text:span>41<text:span text:style-name="T2"> OR (("corine_clip@1"&lt;</text:span>41<text:span text:style-name="T2">) AND ("corine_clip@1"&gt;</text:span>41<text:span text:style-name="T2">))*0</text:span></text:p>
      <text:p text:style-name="P7">for glacier fraction</text:p>
      <text:p text:style-name="P10"><text:span text:style-name="T2">("corine_clip@1"=</text:span>34<text:span text:style-name="T2">)/</text:span>34<text:span text:style-name="T2"> OR (("corine_clip@1"&lt;</text:span>34<text:span text:style-name="T2">) AND ("corine_clip@1"&gt;</text:span>34<text:span text:style-name="T2">))*0</text:span></text:p>
      <text:p text:style-name="P7">for reservoir fraction</text:p>
      <text:p text:style-name="P10"><text:span text:style-name="T2">"corine_clip@1"*</text:span>0</text:p>
      <text:p text:style-name="P7">set UTM33 (EPSG:32633)</text:p>
      <text:p text:style-name="P7">set min to 0 and max to 1 to see the correct results!</text:p>
      <text:p text:style-name="P7"/>
      <text:p text:style-name="P13">The complete Corine Land Cover map is available here: <text:a xlink:type="simple" xlink:href="https://land.copernicus.eu/pan-european/corine-land-cover" text:style-name="Internet_20_link" text:visited-style-name="Visited_20_Internet_20_Link"><text:span text:style-name="T4">https://land.copernicus.eu/pan-european/corine-land-cover</text:span></text:a></text:p>
      <text:p text:style-name="P13"/>
      <text:p text:style-name="P7"/>
      <text:p text:style-name="P2"/>
      <text:p text:style-name="P2">CATCHMENTS</text:p>
      <text:p text:style-name="P2"/>
      <text:p text:style-name="P20">tools to derive catchment boundaries from outlet positions: <text:a xlink:type="simple" xlink:href="http://nevina.nve.no/" text:style-name="Internet_20_link" text:visited-style-name="Visited_20_Internet_20_Link">http://nevina.nve.no/</text:a></text:p>
      <text:p text:style-name="P19"/>
      <text:p text:style-name="P2">load original catchments</text:p>
      <text:p text:style-name="P2">by using <text:span text:style-name="T1">the tools Vector-Geoprocessing-Difference and Clip, avoid overlapping catchment areas</text:span></text:p>
      <text:p text:style-name="P2"/>
      <text:p text:style-name="P3"><text:soft-page-break/>result for Finse:</text:p>
      <text:p text:style-name="P3"/>
      <text:p text:style-name="P4">create grid layer that covers the extension of your study area</text:p>
      <text:p text:style-name="P4">(Vector-Research Tools-Vector Grid)</text:p>
      <text:p text:style-name="P4">Set X and Y spacing to 1000 as we want a 1x1km grid cell size.</text:p>
      <text:p text:style-name="P4">Save the layer</text:p>
      <text:p text:style-name="P4"/>
      <text:p text:style-name="P5">use to Vector-Geoprocessing Tools-Clip tool to get the grid on your catchments. </text:p>
      <text:p text:style-name="P5">Input layer is the grid, clip layer is the catchment layer</text:p>
      <text:p text:style-name="P5">save the layer</text:p>
      <text:p text:style-name="P5"/>
      <text:p text:style-name="P12">add fields (attribute table – edit mode – add field)</text:p>
      <text:p text:style-name="P6">fields:</text:p>
      <text:p text:style-name="P6"><text:tab/>catch_id <text:span text:style-name="T3">(int, Length 5)</text:span></text:p>
      <text:p text:style-name="P6"><text:tab/>area <text:span text:style-name="T3">(double, Length 10, precision 2)</text:span></text:p>
      <text:p text:style-name="P12">to calculate area, select field, type ‘$area’ and click ‘Update all’.</text:p>
      <text:p text:style-name="P12"/>
      <text:p text:style-name="P22">Calculate centroids for gridded catchments. The centroid of every polygon…</text:p>
      <text:p text:style-name="P22"/>
      <text:p text:style-name="P12"/>
      <text:p text:style-name="P12">PYTHON CONSOLE</text:p>
      <text:p text:style-name="P12"/>
      <text:p text:style-name="P12">create ‘/int’ directory for temp-files</text:p>
      <text:p text:style-name="P12"/>
      <text:p text:style-name="P12">Open Python Console (Plugins – Python Console)</text:p>
      <text:p text:style-name="P12"/>
      <text:p text:style-name="P21">load the file ‘layer settings.py’</text:p>
      <text:p text:style-name="P21"/>
      <text:p text:style-name="P21">explanations to ‘layer_settings.py’</text:p>
      <text:p text:style-name="P21"/>
      <text:p text:style-name="P21"/>
      <text:p text:style-name="P21"/>
      <text:p text:style-name="P6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4:11:44.164644106</meta:creation-date>
    <dc:date>2018-02-12T17:07:14.255104770</dc:date>
    <meta:editing-duration>PT2H10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279" meta:character-count="2130" meta:non-whitespace-character-count="1894"/>
  </office:meta>
</office:document-meta>
</file>